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 Co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hreadCount</text:p>
          </table:table-cell>
          <table:table-cell office:value-type="string">
            <text:p>TASLock</text:p>
          </table:table-cell>
          <table:table-cell office:value-type="string">
            <text:p>TTASLock</text:p>
          </table:table-cell>
          <table:table-cell office:value-type="string">
            <text:p>BackoffLock</text:p>
          </table:table-cell>
          <table:table-cell office:value-type="string">
            <text:p>AtomicTime</text:p>
          </table:table-cell>
          <table:table-cell office:value-type="string">
            <text:p>LocalVar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7788">
            <text:p>0.67788</text:p>
          </table:table-cell>
          <table:table-cell office:value-type="float" office:value="1.07388">
            <text:p>1.07388</text:p>
          </table:table-cell>
          <table:table-cell office:value-type="float" office:value="1.11936">
            <text:p>1.11936</text:p>
          </table:table-cell>
          <table:table-cell office:value-type="float" office:value="0.27016">
            <text:p>0.27016</text:p>
          </table:table-cell>
          <table:table-cell office:value-type="float" office:value="0.096">
            <text:p>0.09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32204">
            <text:p>1.32204</text:p>
          </table:table-cell>
          <table:table-cell office:value-type="float" office:value="2.10096">
            <text:p>2.10096</text:p>
          </table:table-cell>
          <table:table-cell office:value-type="float" office:value="2.19112">
            <text:p>2.19112</text:p>
          </table:table-cell>
          <table:table-cell office:value-type="float" office:value="0.48196">
            <text:p>0.48196</text:p>
          </table:table-cell>
          <table:table-cell office:value-type="float" office:value="0.1302">
            <text:p>0.13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.96812">
            <text:p>1.96812</text:p>
          </table:table-cell>
          <table:table-cell office:value-type="float" office:value="3.12824">
            <text:p>3.12824</text:p>
          </table:table-cell>
          <table:table-cell office:value-type="float" office:value="3.26188">
            <text:p>3.26188</text:p>
          </table:table-cell>
          <table:table-cell office:value-type="float" office:value="0.72824">
            <text:p>0.72824</text:p>
          </table:table-cell>
          <table:table-cell office:value-type="float" office:value="0.1714">
            <text:p>0.171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.56952">
            <text:p>2.56952</text:p>
          </table:table-cell>
          <table:table-cell office:value-type="float" office:value="4.14944">
            <text:p>4.14944</text:p>
          </table:table-cell>
          <table:table-cell office:value-type="float" office:value="4.33724">
            <text:p>4.33724</text:p>
          </table:table-cell>
          <table:table-cell office:value-type="float" office:value="0.95552">
            <text:p>0.95552</text:p>
          </table:table-cell>
          <table:table-cell office:value-type="float" office:value="0.21776">
            <text:p>0.217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.21512">
            <text:p>3.21512</text:p>
          </table:table-cell>
          <table:table-cell office:value-type="float" office:value="5.1892">
            <text:p>5.1892</text:p>
          </table:table-cell>
          <table:table-cell office:value-type="float" office:value="5.44052">
            <text:p>5.44052</text:p>
          </table:table-cell>
          <table:table-cell office:value-type="float" office:value="1.19224">
            <text:p>1.19224</text:p>
          </table:table-cell>
          <table:table-cell office:value-type="float" office:value="0.28432">
            <text:p>0.284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8528">
            <text:p>3.8528</text:p>
          </table:table-cell>
          <table:table-cell office:value-type="float" office:value="6.21836">
            <text:p>6.21836</text:p>
          </table:table-cell>
          <table:table-cell office:value-type="float" office:value="6.51136">
            <text:p>6.51136</text:p>
          </table:table-cell>
          <table:table-cell office:value-type="float" office:value="1.4282">
            <text:p>1.4282</text:p>
          </table:table-cell>
          <table:table-cell office:value-type="float" office:value="0.34156">
            <text:p>0.341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.47824">
            <text:p>4.47824</text:p>
          </table:table-cell>
          <table:table-cell office:value-type="float" office:value="7.25412">
            <text:p>7.25412</text:p>
          </table:table-cell>
          <table:table-cell office:value-type="float" office:value="7.5912">
            <text:p>7.5912</text:p>
          </table:table-cell>
          <table:table-cell office:value-type="float" office:value="1.66744">
            <text:p>1.66744</text:p>
          </table:table-cell>
          <table:table-cell office:value-type="float" office:value="0.40436">
            <text:p>0.404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114">
            <text:p>5.114</text:p>
          </table:table-cell>
          <table:table-cell office:value-type="float" office:value="8.29376">
            <text:p>8.29376</text:p>
          </table:table-cell>
          <table:table-cell office:value-type="float" office:value="8.66288">
            <text:p>8.66288</text:p>
          </table:table-cell>
          <table:table-cell office:value-type="float" office:value="1.88648">
            <text:p>1.88648</text:p>
          </table:table-cell>
          <table:table-cell office:value-type="float" office:value="0.48784">
            <text:p>0.4878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74384">
            <text:p>5.74384</text:p>
          </table:table-cell>
          <table:table-cell office:value-type="float" office:value="9.32548">
            <text:p>9.32548</text:p>
          </table:table-cell>
          <table:table-cell office:value-type="float" office:value="9.74984">
            <text:p>9.74984</text:p>
          </table:table-cell>
          <table:table-cell office:value-type="float" office:value="2.12748">
            <text:p>2.12748</text:p>
          </table:table-cell>
          <table:table-cell office:value-type="float" office:value="0.57988">
            <text:p>0.579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.40464">
            <text:p>6.40464</text:p>
          </table:table-cell>
          <table:table-cell office:value-type="float" office:value="10.3587">
            <text:p>10.3587</text:p>
          </table:table-cell>
          <table:table-cell office:value-type="float" office:value="10.7824">
            <text:p>10.7824</text:p>
          </table:table-cell>
          <table:table-cell office:value-type="float" office:value="2.35764">
            <text:p>2.35764</text:p>
          </table:table-cell>
          <table:table-cell office:value-type="float" office:value="0.60304">
            <text:p>0.6030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.03264">
            <text:p>7.03264</text:p>
          </table:table-cell>
          <table:table-cell office:value-type="float" office:value="11.399">
            <text:p>11.399</text:p>
          </table:table-cell>
          <table:table-cell office:value-type="float" office:value="11.7554">
            <text:p>11.7554</text:p>
          </table:table-cell>
          <table:table-cell office:value-type="float" office:value="2.58408">
            <text:p>2.58408</text:p>
          </table:table-cell>
          <table:table-cell office:value-type="float" office:value="0.68696">
            <text:p>0.6869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.69756">
            <text:p>7.69756</text:p>
          </table:table-cell>
          <table:table-cell office:value-type="float" office:value="12.4358">
            <text:p>12.4358</text:p>
          </table:table-cell>
          <table:table-cell office:value-type="float" office:value="12.8362">
            <text:p>12.8362</text:p>
          </table:table-cell>
          <table:table-cell office:value-type="float" office:value="2.82204">
            <text:p>2.82204</text:p>
          </table:table-cell>
          <table:table-cell office:value-type="float" office:value="0.72304">
            <text:p>0.7230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31332">
            <text:p>8.31332</text:p>
          </table:table-cell>
          <table:table-cell office:value-type="float" office:value="13.7934">
            <text:p>13.7934</text:p>
          </table:table-cell>
          <table:table-cell office:value-type="float" office:value="13.935">
            <text:p>13.935</text:p>
          </table:table-cell>
          <table:table-cell office:value-type="float" office:value="3.0508">
            <text:p>3.0508</text:p>
          </table:table-cell>
          <table:table-cell office:value-type="float" office:value="0.80532">
            <text:p>0.805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.95628">
            <text:p>8.95628</text:p>
          </table:table-cell>
          <table:table-cell office:value-type="float" office:value="14.4951">
            <text:p>14.4951</text:p>
          </table:table-cell>
          <table:table-cell office:value-type="float" office:value="15.1555">
            <text:p>15.1555</text:p>
          </table:table-cell>
          <table:table-cell office:value-type="float" office:value="3.2978">
            <text:p>3.2978</text:p>
          </table:table-cell>
          <table:table-cell office:value-type="float" office:value="0.88996">
            <text:p>0.8899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.60348">
            <text:p>9.60348</text:p>
          </table:table-cell>
          <table:table-cell office:value-type="float" office:value="15.5345">
            <text:p>15.5345</text:p>
          </table:table-cell>
          <table:table-cell office:value-type="float" office:value="16.2254">
            <text:p>16.2254</text:p>
          </table:table-cell>
          <table:table-cell office:value-type="float" office:value="3.56244">
            <text:p>3.56244</text:p>
          </table:table-cell>
          <table:table-cell office:value-type="float" office:value="0.89588">
            <text:p>0.8958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.2203">
            <text:p>10.2203</text:p>
          </table:table-cell>
          <table:table-cell office:value-type="float" office:value="16.5736">
            <text:p>16.5736</text:p>
          </table:table-cell>
          <table:table-cell office:value-type="float" office:value="17.3171">
            <text:p>17.3171</text:p>
          </table:table-cell>
          <table:table-cell office:value-type="float" office:value="3.79328">
            <text:p>3.79328</text:p>
          </table:table-cell>
          <table:table-cell office:value-type="float" office:value="0.9944">
            <text:p>0.99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8852">
            <text:p>10.8852</text:p>
          </table:table-cell>
          <table:table-cell office:value-type="float" office:value="17.5972">
            <text:p>17.5972</text:p>
          </table:table-cell>
          <table:table-cell office:value-type="float" office:value="18.396">
            <text:p>18.396</text:p>
          </table:table-cell>
          <table:table-cell office:value-type="float" office:value="4.03772">
            <text:p>4.03772</text:p>
          </table:table-cell>
          <table:table-cell office:value-type="float" office:value="1.05368">
            <text:p>1.0536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.5106">
            <text:p>11.5106</text:p>
          </table:table-cell>
          <table:table-cell office:value-type="float" office:value="18.6368">
            <text:p>18.6368</text:p>
          </table:table-cell>
          <table:table-cell office:value-type="float" office:value="19.4984">
            <text:p>19.4984</text:p>
          </table:table-cell>
          <table:table-cell office:value-type="float" office:value="4.2606">
            <text:p>4.2606</text:p>
          </table:table-cell>
          <table:table-cell office:value-type="float" office:value="1.12276">
            <text:p>1.1227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.1188">
            <text:p>12.1188</text:p>
          </table:table-cell>
          <table:table-cell office:value-type="float" office:value="20.7948">
            <text:p>20.7948</text:p>
          </table:table-cell>
          <table:table-cell office:value-type="float" office:value="23.9252">
            <text:p>23.9252</text:p>
          </table:table-cell>
          <table:table-cell office:value-type="float" office:value="4.51696">
            <text:p>4.51696</text:p>
          </table:table-cell>
          <table:table-cell office:value-type="float" office:value="1.17916">
            <text:p>1.179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.7608">
            <text:p>16.7608</text:p>
          </table:table-cell>
          <table:table-cell office:value-type="float" office:value="20.7124">
            <text:p>20.7124</text:p>
          </table:table-cell>
          <table:table-cell office:value-type="float" office:value="22.1682">
            <text:p>22.1682</text:p>
          </table:table-cell>
          <table:table-cell office:value-type="float" office:value="4.74352">
            <text:p>4.74352</text:p>
          </table:table-cell>
          <table:table-cell office:value-type="float" office:value="1.23808">
            <text:p>1.23808</text:p>
          </table:table-cell>
        </table:table-row>
      </table:table>
      <table:table table:name="2 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hreadCount</text:p>
          </table:table-cell>
          <table:table-cell office:value-type="string">
            <text:p>TASLock</text:p>
          </table:table-cell>
          <table:table-cell office:value-type="string">
            <text:p>TTASLock</text:p>
          </table:table-cell>
          <table:table-cell office:value-type="string">
            <text:p>BackoffLock</text:p>
          </table:table-cell>
          <table:table-cell office:value-type="string">
            <text:p>AtomicTime</text:p>
          </table:table-cell>
          <table:table-cell office:value-type="string">
            <text:p>LocalVar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7624">
            <text:p>0.87624</text:p>
          </table:table-cell>
          <table:table-cell office:value-type="float" office:value="1.22104">
            <text:p>1.22104</text:p>
          </table:table-cell>
          <table:table-cell office:value-type="float" office:value="1.28292">
            <text:p>1.28292</text:p>
          </table:table-cell>
          <table:table-cell office:value-type="float" office:value="0.44568">
            <text:p>0.44568</text:p>
          </table:table-cell>
          <table:table-cell office:value-type="float" office:value="0.17408">
            <text:p>0.1740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89436">
            <text:p>2.89436</text:p>
          </table:table-cell>
          <table:table-cell office:value-type="float" office:value="4.4082">
            <text:p>4.4082</text:p>
          </table:table-cell>
          <table:table-cell office:value-type="float" office:value="2.44688">
            <text:p>2.44688</text:p>
          </table:table-cell>
          <table:table-cell office:value-type="float" office:value="0.64148">
            <text:p>0.64148</text:p>
          </table:table-cell>
          <table:table-cell office:value-type="float" office:value="0.12016">
            <text:p>0.120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041">
            <text:p>6.041</text:p>
          </table:table-cell>
          <table:table-cell office:value-type="float" office:value="7.63884">
            <text:p>7.63884</text:p>
          </table:table-cell>
          <table:table-cell office:value-type="float" office:value="4.46388">
            <text:p>4.46388</text:p>
          </table:table-cell>
          <table:table-cell office:value-type="float" office:value="0.86292">
            <text:p>0.86292</text:p>
          </table:table-cell>
          <table:table-cell office:value-type="float" office:value="0.142">
            <text:p>0.1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92876">
            <text:p>8.92876</text:p>
          </table:table-cell>
          <table:table-cell office:value-type="float" office:value="12.5219">
            <text:p>12.5219</text:p>
          </table:table-cell>
          <table:table-cell office:value-type="float" office:value="6.73044">
            <text:p>6.73044</text:p>
          </table:table-cell>
          <table:table-cell office:value-type="float" office:value="1.14124">
            <text:p>1.14124</text:p>
          </table:table-cell>
          <table:table-cell office:value-type="float" office:value="0.15892">
            <text:p>0.158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995">
            <text:p>9.995</text:p>
          </table:table-cell>
          <table:table-cell office:value-type="float" office:value="13.2782">
            <text:p>13.2782</text:p>
          </table:table-cell>
          <table:table-cell office:value-type="float" office:value="9.96044">
            <text:p>9.96044</text:p>
          </table:table-cell>
          <table:table-cell office:value-type="float" office:value="1.38036">
            <text:p>1.38036</text:p>
          </table:table-cell>
          <table:table-cell office:value-type="float" office:value="0.1926">
            <text:p>0.192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.0975">
            <text:p>12.0975</text:p>
          </table:table-cell>
          <table:table-cell office:value-type="float" office:value="13.8143">
            <text:p>13.8143</text:p>
          </table:table-cell>
          <table:table-cell office:value-type="float" office:value="14.5137">
            <text:p>14.5137</text:p>
          </table:table-cell>
          <table:table-cell office:value-type="float" office:value="1.6762">
            <text:p>1.6762</text:p>
          </table:table-cell>
          <table:table-cell office:value-type="float" office:value="0.24852">
            <text:p>0.248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7954">
            <text:p>9.7954</text:p>
          </table:table-cell>
          <table:table-cell office:value-type="float" office:value="13.8708">
            <text:p>13.8708</text:p>
          </table:table-cell>
          <table:table-cell office:value-type="float" office:value="14.8312">
            <text:p>14.8312</text:p>
          </table:table-cell>
          <table:table-cell office:value-type="float" office:value="1.94276">
            <text:p>1.94276</text:p>
          </table:table-cell>
          <table:table-cell office:value-type="float" office:value="0.2774">
            <text:p>0.277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3858">
            <text:p>11.3858</text:p>
          </table:table-cell>
          <table:table-cell office:value-type="float" office:value="17.7167">
            <text:p>17.7167</text:p>
          </table:table-cell>
          <table:table-cell office:value-type="float" office:value="26.5834">
            <text:p>26.5834</text:p>
          </table:table-cell>
          <table:table-cell office:value-type="float" office:value="2.2236">
            <text:p>2.2236</text:p>
          </table:table-cell>
          <table:table-cell office:value-type="float" office:value="0.32052">
            <text:p>0.320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5401">
            <text:p>13.5401</text:p>
          </table:table-cell>
          <table:table-cell office:value-type="float" office:value="19.5563">
            <text:p>19.5563</text:p>
          </table:table-cell>
          <table:table-cell office:value-type="float" office:value="32.668">
            <text:p>32.668</text:p>
          </table:table-cell>
          <table:table-cell office:value-type="float" office:value="2.44484">
            <text:p>2.44484</text:p>
          </table:table-cell>
          <table:table-cell office:value-type="float" office:value="0.38972">
            <text:p>0.389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.8469">
            <text:p>14.8469</text:p>
          </table:table-cell>
          <table:table-cell office:value-type="float" office:value="25.7909">
            <text:p>25.7909</text:p>
          </table:table-cell>
          <table:table-cell office:value-type="float" office:value="27.0911">
            <text:p>27.0911</text:p>
          </table:table-cell>
          <table:table-cell office:value-type="float" office:value="2.73336">
            <text:p>2.73336</text:p>
          </table:table-cell>
          <table:table-cell office:value-type="float" office:value="0.4282">
            <text:p>0.428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.7626">
            <text:p>18.7626</text:p>
          </table:table-cell>
          <table:table-cell office:value-type="float" office:value="25.8346">
            <text:p>25.8346</text:p>
          </table:table-cell>
          <table:table-cell office:value-type="float" office:value="48.6207">
            <text:p>48.6207</text:p>
          </table:table-cell>
          <table:table-cell office:value-type="float" office:value="2.99432">
            <text:p>2.99432</text:p>
          </table:table-cell>
          <table:table-cell office:value-type="float" office:value="0.48616">
            <text:p>0.486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.0405">
            <text:p>18.0405</text:p>
          </table:table-cell>
          <table:table-cell office:value-type="float" office:value="28.4522">
            <text:p>28.4522</text:p>
          </table:table-cell>
          <table:table-cell office:value-type="float" office:value="45.0713">
            <text:p>45.0713</text:p>
          </table:table-cell>
          <table:table-cell office:value-type="float" office:value="3.27768">
            <text:p>3.27768</text:p>
          </table:table-cell>
          <table:table-cell office:value-type="float" office:value="0.4922">
            <text:p>0.492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.3949">
            <text:p>20.3949</text:p>
          </table:table-cell>
          <table:table-cell office:value-type="float" office:value="32.6508">
            <text:p>32.6508</text:p>
          </table:table-cell>
          <table:table-cell office:value-type="float" office:value="57.6998">
            <text:p>57.6998</text:p>
          </table:table-cell>
          <table:table-cell office:value-type="float" office:value="3.52996">
            <text:p>3.52996</text:p>
          </table:table-cell>
          <table:table-cell office:value-type="float" office:value="0.56724">
            <text:p>0.5672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.0011">
            <text:p>23.0011</text:p>
          </table:table-cell>
          <table:table-cell office:value-type="float" office:value="43.2677">
            <text:p>43.2677</text:p>
          </table:table-cell>
          <table:table-cell office:value-type="float" office:value="58.1278">
            <text:p>58.1278</text:p>
          </table:table-cell>
          <table:table-cell office:value-type="float" office:value="3.79472">
            <text:p>3.79472</text:p>
          </table:table-cell>
          <table:table-cell office:value-type="float" office:value="0.62336">
            <text:p>0.623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7.5509">
            <text:p>27.5509</text:p>
          </table:table-cell>
          <table:table-cell office:value-type="float" office:value="47.4308">
            <text:p>47.4308</text:p>
          </table:table-cell>
          <table:table-cell office:value-type="float" office:value="73.1715">
            <text:p>73.1715</text:p>
          </table:table-cell>
          <table:table-cell office:value-type="float" office:value="4.05804">
            <text:p>4.05804</text:p>
          </table:table-cell>
          <table:table-cell office:value-type="float" office:value="0.68804">
            <text:p>0.6880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7.402">
            <text:p>27.402</text:p>
          </table:table-cell>
          <table:table-cell office:value-type="float" office:value="51.1284">
            <text:p>51.1284</text:p>
          </table:table-cell>
          <table:table-cell office:value-type="float" office:value="53.0444">
            <text:p>53.0444</text:p>
          </table:table-cell>
          <table:table-cell office:value-type="float" office:value="4.31556">
            <text:p>4.31556</text:p>
          </table:table-cell>
          <table:table-cell office:value-type="float" office:value="0.66532">
            <text:p>0.665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8.6805">
            <text:p>28.6805</text:p>
          </table:table-cell>
          <table:table-cell office:value-type="float" office:value="50.7696">
            <text:p>50.7696</text:p>
          </table:table-cell>
          <table:table-cell office:value-type="float" office:value="79.7736">
            <text:p>79.7736</text:p>
          </table:table-cell>
          <table:table-cell office:value-type="float" office:value="4.6008">
            <text:p>4.6008</text:p>
          </table:table-cell>
          <table:table-cell office:value-type="float" office:value="0.74372">
            <text:p>0.743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3.9325">
            <text:p>33.9325</text:p>
          </table:table-cell>
          <table:table-cell office:value-type="float" office:value="62.6037">
            <text:p>62.6037</text:p>
          </table:table-cell>
          <table:table-cell office:value-type="float" office:value="101.309">
            <text:p>101.309</text:p>
          </table:table-cell>
          <table:table-cell office:value-type="float" office:value="4.86248">
            <text:p>4.86248</text:p>
          </table:table-cell>
          <table:table-cell office:value-type="float" office:value="0.74564">
            <text:p>0.7456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.8393">
            <text:p>31.8393</text:p>
          </table:table-cell>
          <table:table-cell office:value-type="float" office:value="51.3818">
            <text:p>51.3818</text:p>
          </table:table-cell>
          <table:table-cell office:value-type="float" office:value="75.3098">
            <text:p>75.3098</text:p>
          </table:table-cell>
          <table:table-cell office:value-type="float" office:value="5.11384">
            <text:p>5.11384</text:p>
          </table:table-cell>
          <table:table-cell office:value-type="float" office:value="0.83276">
            <text:p>0.8327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4.9416">
            <text:p>34.9416</text:p>
          </table:table-cell>
          <table:table-cell office:value-type="float" office:value="70.6746">
            <text:p>70.6746</text:p>
          </table:table-cell>
          <table:table-cell office:value-type="float" office:value="97.1203">
            <text:p>97.1203</text:p>
          </table:table-cell>
          <table:table-cell office:value-type="float" office:value="5.37672">
            <text:p>5.37672</text:p>
          </table:table-cell>
          <table:table-cell office:value-type="float" office:value="0.8882">
            <text:p>0.8882</text:p>
          </table:table-cell>
        </table:table-row>
      </table:table>
      <table:table table:name="3 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hreadCount</text:p>
          </table:table-cell>
          <table:table-cell office:value-type="string">
            <text:p>TASLock</text:p>
          </table:table-cell>
          <table:table-cell office:value-type="string">
            <text:p>TTASLock</text:p>
          </table:table-cell>
          <table:table-cell office:value-type="string">
            <text:p>BackoffLock</text:p>
          </table:table-cell>
          <table:table-cell office:value-type="string">
            <text:p>AtomicTime</text:p>
          </table:table-cell>
          <table:table-cell office:value-type="string">
            <text:p>LocalVar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4944">
            <text:p>0.84944</text:p>
          </table:table-cell>
          <table:table-cell office:value-type="float" office:value="1.25376">
            <text:p>1.25376</text:p>
          </table:table-cell>
          <table:table-cell office:value-type="float" office:value="1.31096">
            <text:p>1.31096</text:p>
          </table:table-cell>
          <table:table-cell office:value-type="float" office:value="0.43604">
            <text:p>0.43604</text:p>
          </table:table-cell>
          <table:table-cell office:value-type="float" office:value="0.21588">
            <text:p>0.2158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87632">
            <text:p>2.87632</text:p>
          </table:table-cell>
          <table:table-cell office:value-type="float" office:value="3.8556">
            <text:p>3.8556</text:p>
          </table:table-cell>
          <table:table-cell office:value-type="float" office:value="2.71604">
            <text:p>2.71604</text:p>
          </table:table-cell>
          <table:table-cell office:value-type="float" office:value="0.61016">
            <text:p>0.61016</text:p>
          </table:table-cell>
          <table:table-cell office:value-type="float" office:value="0.1172">
            <text:p>0.11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92416">
            <text:p>5.92416</text:p>
          </table:table-cell>
          <table:table-cell office:value-type="float" office:value="7.48984">
            <text:p>7.48984</text:p>
          </table:table-cell>
          <table:table-cell office:value-type="float" office:value="3.89588">
            <text:p>3.89588</text:p>
          </table:table-cell>
          <table:table-cell office:value-type="float" office:value="0.90416">
            <text:p>0.90416</text:p>
          </table:table-cell>
          <table:table-cell office:value-type="float" office:value="0.14424">
            <text:p>0.1442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7324">
            <text:p>14.7324</text:p>
          </table:table-cell>
          <table:table-cell office:value-type="float" office:value="11.5942">
            <text:p>11.5942</text:p>
          </table:table-cell>
          <table:table-cell office:value-type="float" office:value="5.08056">
            <text:p>5.08056</text:p>
          </table:table-cell>
          <table:table-cell office:value-type="float" office:value="1.18284">
            <text:p>1.18284</text:p>
          </table:table-cell>
          <table:table-cell office:value-type="float" office:value="0.16696">
            <text:p>0.166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.1431">
            <text:p>12.1431</text:p>
          </table:table-cell>
          <table:table-cell office:value-type="float" office:value="12.474">
            <text:p>12.474</text:p>
          </table:table-cell>
          <table:table-cell office:value-type="float" office:value="7.69432">
            <text:p>7.69432</text:p>
          </table:table-cell>
          <table:table-cell office:value-type="float" office:value="1.46988">
            <text:p>1.46988</text:p>
          </table:table-cell>
          <table:table-cell office:value-type="float" office:value="0.15636">
            <text:p>0.156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.2253">
            <text:p>18.2253</text:p>
          </table:table-cell>
          <table:table-cell office:value-type="float" office:value="19.0924">
            <text:p>19.0924</text:p>
          </table:table-cell>
          <table:table-cell office:value-type="float" office:value="10.5808">
            <text:p>10.5808</text:p>
          </table:table-cell>
          <table:table-cell office:value-type="float" office:value="1.71056">
            <text:p>1.71056</text:p>
          </table:table-cell>
          <table:table-cell office:value-type="float" office:value="0.24012">
            <text:p>0.2401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3.3187">
            <text:p>23.3187</text:p>
          </table:table-cell>
          <table:table-cell office:value-type="float" office:value="19.009">
            <text:p>19.009</text:p>
          </table:table-cell>
          <table:table-cell office:value-type="float" office:value="10.1786">
            <text:p>10.1786</text:p>
          </table:table-cell>
          <table:table-cell office:value-type="float" office:value="1.9776">
            <text:p>1.9776</text:p>
          </table:table-cell>
          <table:table-cell office:value-type="float" office:value="0.25996">
            <text:p>0.2599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.2299">
            <text:p>23.2299</text:p>
          </table:table-cell>
          <table:table-cell office:value-type="float" office:value="20.9226">
            <text:p>20.9226</text:p>
          </table:table-cell>
          <table:table-cell office:value-type="float" office:value="14.7526">
            <text:p>14.7526</text:p>
          </table:table-cell>
          <table:table-cell office:value-type="float" office:value="2.28692">
            <text:p>2.28692</text:p>
          </table:table-cell>
          <table:table-cell office:value-type="float" office:value="0.302">
            <text:p>0.3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.8439">
            <text:p>24.8439</text:p>
          </table:table-cell>
          <table:table-cell office:value-type="float" office:value="29.1098">
            <text:p>29.1098</text:p>
          </table:table-cell>
          <table:table-cell office:value-type="float" office:value="13.5666">
            <text:p>13.5666</text:p>
          </table:table-cell>
          <table:table-cell office:value-type="float" office:value="2.55052">
            <text:p>2.55052</text:p>
          </table:table-cell>
          <table:table-cell office:value-type="float" office:value="0.33156">
            <text:p>0.331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.8644">
            <text:p>31.8644</text:p>
          </table:table-cell>
          <table:table-cell office:value-type="float" office:value="33.5347">
            <text:p>33.5347</text:p>
          </table:table-cell>
          <table:table-cell office:value-type="float" office:value="20.221">
            <text:p>20.221</text:p>
          </table:table-cell>
          <table:table-cell office:value-type="float" office:value="2.78352">
            <text:p>2.78352</text:p>
          </table:table-cell>
          <table:table-cell office:value-type="float" office:value="0.36428">
            <text:p>0.3642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4.9745">
            <text:p>34.9745</text:p>
          </table:table-cell>
          <table:table-cell office:value-type="float" office:value="36.4538">
            <text:p>36.4538</text:p>
          </table:table-cell>
          <table:table-cell office:value-type="float" office:value="20.8827">
            <text:p>20.8827</text:p>
          </table:table-cell>
          <table:table-cell office:value-type="float" office:value="3.13552">
            <text:p>3.13552</text:p>
          </table:table-cell>
          <table:table-cell office:value-type="float" office:value="0.41064">
            <text:p>0.4106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.0889">
            <text:p>37.0889</text:p>
          </table:table-cell>
          <table:table-cell office:value-type="float" office:value="40.3699">
            <text:p>40.3699</text:p>
          </table:table-cell>
          <table:table-cell office:value-type="float" office:value="27.1404">
            <text:p>27.1404</text:p>
          </table:table-cell>
          <table:table-cell office:value-type="float" office:value="3.39908">
            <text:p>3.39908</text:p>
          </table:table-cell>
          <table:table-cell office:value-type="float" office:value="0.40536">
            <text:p>0.4053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.3882">
            <text:p>44.3882</text:p>
          </table:table-cell>
          <table:table-cell office:value-type="float" office:value="47.4289">
            <text:p>47.4289</text:p>
          </table:table-cell>
          <table:table-cell office:value-type="float" office:value="31.7206">
            <text:p>31.7206</text:p>
          </table:table-cell>
          <table:table-cell office:value-type="float" office:value="3.6398">
            <text:p>3.6398</text:p>
          </table:table-cell>
          <table:table-cell office:value-type="float" office:value="0.45208">
            <text:p>0.452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.0176">
            <text:p>47.0176</text:p>
          </table:table-cell>
          <table:table-cell office:value-type="float" office:value="55.811">
            <text:p>55.811</text:p>
          </table:table-cell>
          <table:table-cell office:value-type="float" office:value="35.8008">
            <text:p>35.8008</text:p>
          </table:table-cell>
          <table:table-cell office:value-type="float" office:value="3.96744">
            <text:p>3.96744</text:p>
          </table:table-cell>
          <table:table-cell office:value-type="float" office:value="0.52904">
            <text:p>0.529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8.2253">
            <text:p>48.2253</text:p>
          </table:table-cell>
          <table:table-cell office:value-type="float" office:value="62.3458">
            <text:p>62.3458</text:p>
          </table:table-cell>
          <table:table-cell office:value-type="float" office:value="40.222">
            <text:p>40.222</text:p>
          </table:table-cell>
          <table:table-cell office:value-type="float" office:value="4.21184">
            <text:p>4.21184</text:p>
          </table:table-cell>
          <table:table-cell office:value-type="float" office:value="0.51896">
            <text:p>0.518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9.837">
            <text:p>59.837</text:p>
          </table:table-cell>
          <table:table-cell office:value-type="float" office:value="56.3082">
            <text:p>56.3082</text:p>
          </table:table-cell>
          <table:table-cell office:value-type="float" office:value="42.8982">
            <text:p>42.8982</text:p>
          </table:table-cell>
          <table:table-cell office:value-type="float" office:value="4.482">
            <text:p>4.482</text:p>
          </table:table-cell>
          <table:table-cell office:value-type="float" office:value="0.59528">
            <text:p>0.595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3.5997">
            <text:p>63.5997</text:p>
          </table:table-cell>
          <table:table-cell office:value-type="float" office:value="73.9066">
            <text:p>73.9066</text:p>
          </table:table-cell>
          <table:table-cell office:value-type="float" office:value="49.326">
            <text:p>49.326</text:p>
          </table:table-cell>
          <table:table-cell office:value-type="float" office:value="4.7654">
            <text:p>4.7654</text:p>
          </table:table-cell>
          <table:table-cell office:value-type="float" office:value="0.58464">
            <text:p>0.5846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7.5684">
            <text:p>77.5684</text:p>
          </table:table-cell>
          <table:table-cell office:value-type="float" office:value="71.4505">
            <text:p>71.4505</text:p>
          </table:table-cell>
          <table:table-cell office:value-type="float" office:value="61.7828">
            <text:p>61.7828</text:p>
          </table:table-cell>
          <table:table-cell office:value-type="float" office:value="5.05324">
            <text:p>5.05324</text:p>
          </table:table-cell>
          <table:table-cell office:value-type="float" office:value="0.63384">
            <text:p>0.6338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2.2361">
            <text:p>92.2361</text:p>
          </table:table-cell>
          <table:table-cell office:value-type="float" office:value="80.29">
            <text:p>80.29</text:p>
          </table:table-cell>
          <table:table-cell office:value-type="float" office:value="48.6769">
            <text:p>48.6769</text:p>
          </table:table-cell>
          <table:table-cell office:value-type="float" office:value="5.31292">
            <text:p>5.31292</text:p>
          </table:table-cell>
          <table:table-cell office:value-type="float" office:value="0.69524">
            <text:p>0.695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6.605">
            <text:p>106.605</text:p>
          </table:table-cell>
          <table:table-cell office:value-type="float" office:value="98.3974">
            <text:p>98.3974</text:p>
          </table:table-cell>
          <table:table-cell office:value-type="float" office:value="73.3487">
            <text:p>73.3487</text:p>
          </table:table-cell>
          <table:table-cell office:value-type="float" office:value="5.59132">
            <text:p>5.59132</text:p>
          </table:table-cell>
          <table:table-cell office:value-type="float" office:value="0.72848">
            <text:p>0.72848</text:p>
          </table:table-cell>
        </table:table-row>
      </table:table>
      <table:table table:name="4 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hreadCount</text:p>
          </table:table-cell>
          <table:table-cell office:value-type="string">
            <text:p>TASLock</text:p>
          </table:table-cell>
          <table:table-cell office:value-type="string">
            <text:p>TTASLock</text:p>
          </table:table-cell>
          <table:table-cell office:value-type="string">
            <text:p>BackoffLock</text:p>
          </table:table-cell>
          <table:table-cell office:value-type="string">
            <text:p>AtomicTime</text:p>
          </table:table-cell>
          <table:table-cell office:value-type="string">
            <text:p>LocalVar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6272">
            <text:p>0.86272</text:p>
          </table:table-cell>
          <table:table-cell office:value-type="float" office:value="1.23096">
            <text:p>1.23096</text:p>
          </table:table-cell>
          <table:table-cell office:value-type="float" office:value="1.29152">
            <text:p>1.29152</text:p>
          </table:table-cell>
          <table:table-cell office:value-type="float" office:value="0.3418">
            <text:p>0.3418</text:p>
          </table:table-cell>
          <table:table-cell office:value-type="float" office:value="0.21416">
            <text:p>0.214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.90992">
            <text:p>2.90992</text:p>
          </table:table-cell>
          <table:table-cell office:value-type="float" office:value="3.81872">
            <text:p>3.81872</text:p>
          </table:table-cell>
          <table:table-cell office:value-type="float" office:value="2.4776">
            <text:p>2.4776</text:p>
          </table:table-cell>
          <table:table-cell office:value-type="float" office:value="0.57016">
            <text:p>0.57016</text:p>
          </table:table-cell>
          <table:table-cell office:value-type="float" office:value="0.1088">
            <text:p>0.10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81632">
            <text:p>5.81632</text:p>
          </table:table-cell>
          <table:table-cell office:value-type="float" office:value="7.43988">
            <text:p>7.43988</text:p>
          </table:table-cell>
          <table:table-cell office:value-type="float" office:value="3.88808">
            <text:p>3.88808</text:p>
          </table:table-cell>
          <table:table-cell office:value-type="float" office:value="0.84828">
            <text:p>0.84828</text:p>
          </table:table-cell>
          <table:table-cell office:value-type="float" office:value="0.11112">
            <text:p>0.111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0636">
            <text:p>10.0636</text:p>
          </table:table-cell>
          <table:table-cell office:value-type="float" office:value="11.7026">
            <text:p>11.7026</text:p>
          </table:table-cell>
          <table:table-cell office:value-type="float" office:value="5.12852">
            <text:p>5.12852</text:p>
          </table:table-cell>
          <table:table-cell office:value-type="float" office:value="1.1174">
            <text:p>1.1174</text:p>
          </table:table-cell>
          <table:table-cell office:value-type="float" office:value="0.1238">
            <text:p>0.12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.0075">
            <text:p>16.0075</text:p>
          </table:table-cell>
          <table:table-cell office:value-type="float" office:value="14.399">
            <text:p>14.399</text:p>
          </table:table-cell>
          <table:table-cell office:value-type="float" office:value="7.90596">
            <text:p>7.90596</text:p>
          </table:table-cell>
          <table:table-cell office:value-type="float" office:value="1.3758">
            <text:p>1.3758</text:p>
          </table:table-cell>
          <table:table-cell office:value-type="float" office:value="0.15984">
            <text:p>0.1598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.7342">
            <text:p>17.7342</text:p>
          </table:table-cell>
          <table:table-cell office:value-type="float" office:value="18.9194">
            <text:p>18.9194</text:p>
          </table:table-cell>
          <table:table-cell office:value-type="float" office:value="11.0101">
            <text:p>11.0101</text:p>
          </table:table-cell>
          <table:table-cell office:value-type="float" office:value="1.67248">
            <text:p>1.67248</text:p>
          </table:table-cell>
          <table:table-cell office:value-type="float" office:value="0.18276">
            <text:p>0.1827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1.3728">
            <text:p>21.3728</text:p>
          </table:table-cell>
          <table:table-cell office:value-type="float" office:value="23.1079">
            <text:p>23.1079</text:p>
          </table:table-cell>
          <table:table-cell office:value-type="float" office:value="9.9054">
            <text:p>9.9054</text:p>
          </table:table-cell>
          <table:table-cell office:value-type="float" office:value="1.95516">
            <text:p>1.95516</text:p>
          </table:table-cell>
          <table:table-cell office:value-type="float" office:value="0.2138">
            <text:p>0.213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.2406">
            <text:p>31.2406</text:p>
          </table:table-cell>
          <table:table-cell office:value-type="float" office:value="30.62">
            <text:p>30.62</text:p>
          </table:table-cell>
          <table:table-cell office:value-type="float" office:value="12.3838">
            <text:p>12.3838</text:p>
          </table:table-cell>
          <table:table-cell office:value-type="float" office:value="2.18388">
            <text:p>2.18388</text:p>
          </table:table-cell>
          <table:table-cell office:value-type="float" office:value="0.2536">
            <text:p>0.25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0.571">
            <text:p>40.571</text:p>
          </table:table-cell>
          <table:table-cell office:value-type="float" office:value="37.869">
            <text:p>37.869</text:p>
          </table:table-cell>
          <table:table-cell office:value-type="float" office:value="14.8158">
            <text:p>14.8158</text:p>
          </table:table-cell>
          <table:table-cell office:value-type="float" office:value="2.44336">
            <text:p>2.44336</text:p>
          </table:table-cell>
          <table:table-cell office:value-type="float" office:value="0.27424">
            <text:p>0.2742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.304">
            <text:p>46.304</text:p>
          </table:table-cell>
          <table:table-cell office:value-type="float" office:value="38.9493">
            <text:p>38.9493</text:p>
          </table:table-cell>
          <table:table-cell office:value-type="float" office:value="19.2311">
            <text:p>19.2311</text:p>
          </table:table-cell>
          <table:table-cell office:value-type="float" office:value="2.78256">
            <text:p>2.78256</text:p>
          </table:table-cell>
          <table:table-cell office:value-type="float" office:value="0.29664">
            <text:p>0.296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2.4299">
            <text:p>42.4299</text:p>
          </table:table-cell>
          <table:table-cell office:value-type="float" office:value="41.4821">
            <text:p>41.4821</text:p>
          </table:table-cell>
          <table:table-cell office:value-type="float" office:value="23.7567">
            <text:p>23.7567</text:p>
          </table:table-cell>
          <table:table-cell office:value-type="float" office:value="3.05072">
            <text:p>3.05072</text:p>
          </table:table-cell>
          <table:table-cell office:value-type="float" office:value="0.33372">
            <text:p>0.333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6.0458">
            <text:p>56.0458</text:p>
          </table:table-cell>
          <table:table-cell office:value-type="float" office:value="55.3455">
            <text:p>55.3455</text:p>
          </table:table-cell>
          <table:table-cell office:value-type="float" office:value="19.7267">
            <text:p>19.7267</text:p>
          </table:table-cell>
          <table:table-cell office:value-type="float" office:value="3.34944">
            <text:p>3.34944</text:p>
          </table:table-cell>
          <table:table-cell office:value-type="float" office:value="0.37468">
            <text:p>0.3746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7.0502">
            <text:p>67.0502</text:p>
          </table:table-cell>
          <table:table-cell office:value-type="float" office:value="65.6195">
            <text:p>65.6195</text:p>
          </table:table-cell>
          <table:table-cell office:value-type="float" office:value="26.3824">
            <text:p>26.3824</text:p>
          </table:table-cell>
          <table:table-cell office:value-type="float" office:value="3.53632">
            <text:p>3.53632</text:p>
          </table:table-cell>
          <table:table-cell office:value-type="float" office:value="0.39104">
            <text:p>0.3910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2.2344">
            <text:p>82.2344</text:p>
          </table:table-cell>
          <table:table-cell office:value-type="float" office:value="74.4218">
            <text:p>74.4218</text:p>
          </table:table-cell>
          <table:table-cell office:value-type="float" office:value="27.8265">
            <text:p>27.8265</text:p>
          </table:table-cell>
          <table:table-cell office:value-type="float" office:value="3.8816">
            <text:p>3.8816</text:p>
          </table:table-cell>
          <table:table-cell office:value-type="float" office:value="0.41892">
            <text:p>0.4189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7.7484">
            <text:p>87.7484</text:p>
          </table:table-cell>
          <table:table-cell office:value-type="float" office:value="77.2024">
            <text:p>77.2024</text:p>
          </table:table-cell>
          <table:table-cell office:value-type="float" office:value="34.3742">
            <text:p>34.3742</text:p>
          </table:table-cell>
          <table:table-cell office:value-type="float" office:value="4.12968">
            <text:p>4.12968</text:p>
          </table:table-cell>
          <table:table-cell office:value-type="float" office:value="0.47352">
            <text:p>0.4735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7.699">
            <text:p>87.699</text:p>
          </table:table-cell>
          <table:table-cell office:value-type="float" office:value="86.482">
            <text:p>86.482</text:p>
          </table:table-cell>
          <table:table-cell office:value-type="float" office:value="32.0793">
            <text:p>32.0793</text:p>
          </table:table-cell>
          <table:table-cell office:value-type="float" office:value="4.44896">
            <text:p>4.44896</text:p>
          </table:table-cell>
          <table:table-cell office:value-type="float" office:value="0.4852">
            <text:p>0.48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5.24">
            <text:p>105.24</text:p>
          </table:table-cell>
          <table:table-cell office:value-type="float" office:value="99.5218">
            <text:p>99.5218</text:p>
          </table:table-cell>
          <table:table-cell office:value-type="float" office:value="43.0619">
            <text:p>43.0619</text:p>
          </table:table-cell>
          <table:table-cell office:value-type="float" office:value="4.62944">
            <text:p>4.62944</text:p>
          </table:table-cell>
          <table:table-cell office:value-type="float" office:value="0.50636">
            <text:p>0.5063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5.631">
            <text:p>115.631</text:p>
          </table:table-cell>
          <table:table-cell office:value-type="float" office:value="108.363">
            <text:p>108.363</text:p>
          </table:table-cell>
          <table:table-cell office:value-type="float" office:value="43.1966">
            <text:p>43.1966</text:p>
          </table:table-cell>
          <table:table-cell office:value-type="float" office:value="4.97248">
            <text:p>4.97248</text:p>
          </table:table-cell>
          <table:table-cell office:value-type="float" office:value="0.57576">
            <text:p>0.5757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5.43">
            <text:p>125.43</text:p>
          </table:table-cell>
          <table:table-cell office:value-type="float" office:value="121.734">
            <text:p>121.734</text:p>
          </table:table-cell>
          <table:table-cell office:value-type="float" office:value="53.2378">
            <text:p>53.2378</text:p>
          </table:table-cell>
          <table:table-cell office:value-type="float" office:value="5.2418">
            <text:p>5.2418</text:p>
          </table:table-cell>
          <table:table-cell office:value-type="float" office:value="0.57412">
            <text:p>0.574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8.967">
            <text:p>148.967</text:p>
          </table:table-cell>
          <table:table-cell office:value-type="float" office:value="126.81">
            <text:p>126.81</text:p>
          </table:table-cell>
          <table:table-cell office:value-type="float" office:value="57.5702">
            <text:p>57.5702</text:p>
          </table:table-cell>
          <table:table-cell office:value-type="float" office:value="5.556">
            <text:p>5.556</text:p>
          </table:table-cell>
          <table:table-cell office:value-type="float" office:value="0.6312">
            <text:p>0.6312</text:p>
          </table:table-cell>
        </table:table-row>
      </table:table>
      <table:table table:name="5 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hreadCount</text:p>
          </table:table-cell>
          <table:table-cell office:value-type="string">
            <text:p>TASLock</text:p>
          </table:table-cell>
          <table:table-cell office:value-type="string">
            <text:p>TTASLock</text:p>
          </table:table-cell>
          <table:table-cell office:value-type="string">
            <text:p>BackoffLock</text:p>
          </table:table-cell>
          <table:table-cell office:value-type="string">
            <text:p>AtomicTime</text:p>
          </table:table-cell>
          <table:table-cell office:value-type="string">
            <text:p>LocalVar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394">
            <text:p>0.8394</text:p>
          </table:table-cell>
          <table:table-cell office:value-type="float" office:value="1.26144">
            <text:p>1.26144</text:p>
          </table:table-cell>
          <table:table-cell office:value-type="float" office:value="1.2798">
            <text:p>1.2798</text:p>
          </table:table-cell>
          <table:table-cell office:value-type="float" office:value="0.46308">
            <text:p>0.46308</text:p>
          </table:table-cell>
          <table:table-cell office:value-type="float" office:value="0.21844">
            <text:p>0.218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30996">
            <text:p>6.30996</text:p>
          </table:table-cell>
          <table:table-cell office:value-type="float" office:value="6.4378">
            <text:p>6.4378</text:p>
          </table:table-cell>
          <table:table-cell office:value-type="float" office:value="2.81528">
            <text:p>2.81528</text:p>
          </table:table-cell>
          <table:table-cell office:value-type="float" office:value="0.82888">
            <text:p>0.82888</text:p>
          </table:table-cell>
          <table:table-cell office:value-type="float" office:value="0.21936">
            <text:p>0.219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3909">
            <text:p>10.3909</text:p>
          </table:table-cell>
          <table:table-cell office:value-type="float" office:value="12.0234">
            <text:p>12.0234</text:p>
          </table:table-cell>
          <table:table-cell office:value-type="float" office:value="3.94688">
            <text:p>3.94688</text:p>
          </table:table-cell>
          <table:table-cell office:value-type="float" office:value="1.1242">
            <text:p>1.1242</text:p>
          </table:table-cell>
          <table:table-cell office:value-type="float" office:value="0.19184">
            <text:p>0.1918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.331">
            <text:p>15.331</text:p>
          </table:table-cell>
          <table:table-cell office:value-type="float" office:value="18.9256">
            <text:p>18.9256</text:p>
          </table:table-cell>
          <table:table-cell office:value-type="float" office:value="5.4822">
            <text:p>5.4822</text:p>
          </table:table-cell>
          <table:table-cell office:value-type="float" office:value="1.43812">
            <text:p>1.43812</text:p>
          </table:table-cell>
          <table:table-cell office:value-type="float" office:value="0.22396">
            <text:p>0.223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.7124">
            <text:p>21.7124</text:p>
          </table:table-cell>
          <table:table-cell office:value-type="float" office:value="22.5035">
            <text:p>22.5035</text:p>
          </table:table-cell>
          <table:table-cell office:value-type="float" office:value="6.46832">
            <text:p>6.46832</text:p>
          </table:table-cell>
          <table:table-cell office:value-type="float" office:value="1.82916">
            <text:p>1.82916</text:p>
          </table:table-cell>
          <table:table-cell office:value-type="float" office:value="0.27552">
            <text:p>0.275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.4827">
            <text:p>37.4827</text:p>
          </table:table-cell>
          <table:table-cell office:value-type="float" office:value="31.1025">
            <text:p>31.1025</text:p>
          </table:table-cell>
          <table:table-cell office:value-type="float" office:value="9.67596">
            <text:p>9.67596</text:p>
          </table:table-cell>
          <table:table-cell office:value-type="float" office:value="2.17984">
            <text:p>2.17984</text:p>
          </table:table-cell>
          <table:table-cell office:value-type="float" office:value="0.32092">
            <text:p>0.3209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.8777">
            <text:p>49.8777</text:p>
          </table:table-cell>
          <table:table-cell office:value-type="float" office:value="48.2956">
            <text:p>48.2956</text:p>
          </table:table-cell>
          <table:table-cell office:value-type="float" office:value="9.5852">
            <text:p>9.5852</text:p>
          </table:table-cell>
          <table:table-cell office:value-type="float" office:value="2.50108">
            <text:p>2.50108</text:p>
          </table:table-cell>
          <table:table-cell office:value-type="float" office:value="0.37272">
            <text:p>0.3727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2.6891">
            <text:p>52.6891</text:p>
          </table:table-cell>
          <table:table-cell office:value-type="float" office:value="58.9342">
            <text:p>58.9342</text:p>
          </table:table-cell>
          <table:table-cell office:value-type="float" office:value="13.4785">
            <text:p>13.4785</text:p>
          </table:table-cell>
          <table:table-cell office:value-type="float" office:value="2.9084">
            <text:p>2.9084</text:p>
          </table:table-cell>
          <table:table-cell office:value-type="float" office:value="0.4596">
            <text:p>0.45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2.4024">
            <text:p>62.4024</text:p>
          </table:table-cell>
          <table:table-cell office:value-type="float" office:value="75.0142">
            <text:p>75.0142</text:p>
          </table:table-cell>
          <table:table-cell office:value-type="float" office:value="13.4375">
            <text:p>13.4375</text:p>
          </table:table-cell>
          <table:table-cell office:value-type="float" office:value="3.17448">
            <text:p>3.17448</text:p>
          </table:table-cell>
          <table:table-cell office:value-type="float" office:value="0.5246">
            <text:p>0.52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1.2942">
            <text:p>81.2942</text:p>
          </table:table-cell>
          <table:table-cell office:value-type="float" office:value="84.0304">
            <text:p>84.0304</text:p>
          </table:table-cell>
          <table:table-cell office:value-type="float" office:value="15.8841">
            <text:p>15.8841</text:p>
          </table:table-cell>
          <table:table-cell office:value-type="float" office:value="3.56032">
            <text:p>3.56032</text:p>
          </table:table-cell>
          <table:table-cell office:value-type="float" office:value="0.58328">
            <text:p>0.5832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9.7447">
            <text:p>99.7447</text:p>
          </table:table-cell>
          <table:table-cell office:value-type="float" office:value="113.099">
            <text:p>113.099</text:p>
          </table:table-cell>
          <table:table-cell office:value-type="float" office:value="29.922">
            <text:p>29.922</text:p>
          </table:table-cell>
          <table:table-cell office:value-type="float" office:value="3.95544">
            <text:p>3.95544</text:p>
          </table:table-cell>
          <table:table-cell office:value-type="float" office:value="0.6508">
            <text:p>0.65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8.164">
            <text:p>108.164</text:p>
          </table:table-cell>
          <table:table-cell office:value-type="float" office:value="122.002">
            <text:p>122.002</text:p>
          </table:table-cell>
          <table:table-cell office:value-type="float" office:value="29.0562">
            <text:p>29.0562</text:p>
          </table:table-cell>
          <table:table-cell office:value-type="float" office:value="4.22076">
            <text:p>4.22076</text:p>
          </table:table-cell>
          <table:table-cell office:value-type="float" office:value="0.67216">
            <text:p>0.672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4.691">
            <text:p>124.691</text:p>
          </table:table-cell>
          <table:table-cell office:value-type="float" office:value="127.017">
            <text:p>127.017</text:p>
          </table:table-cell>
          <table:table-cell office:value-type="float" office:value="30.2664">
            <text:p>30.2664</text:p>
          </table:table-cell>
          <table:table-cell office:value-type="float" office:value="4.58404">
            <text:p>4.58404</text:p>
          </table:table-cell>
          <table:table-cell office:value-type="float" office:value="0.76592">
            <text:p>0.7659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3.582">
            <text:p>143.582</text:p>
          </table:table-cell>
          <table:table-cell office:value-type="float" office:value="155.852">
            <text:p>155.852</text:p>
          </table:table-cell>
          <table:table-cell office:value-type="float" office:value="29.9929">
            <text:p>29.9929</text:p>
          </table:table-cell>
          <table:table-cell office:value-type="float" office:value="4.9786">
            <text:p>4.9786</text:p>
          </table:table-cell>
          <table:table-cell office:value-type="float" office:value="0.74932">
            <text:p>0.7493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79.042">
            <text:p>179.042</text:p>
          </table:table-cell>
          <table:table-cell office:value-type="float" office:value="163.202">
            <text:p>163.202</text:p>
          </table:table-cell>
          <table:table-cell office:value-type="float" office:value="39.1918">
            <text:p>39.1918</text:p>
          </table:table-cell>
          <table:table-cell office:value-type="float" office:value="5.25236">
            <text:p>5.25236</text:p>
          </table:table-cell>
          <table:table-cell office:value-type="float" office:value="0.81796">
            <text:p>0.8179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2.548">
            <text:p>192.548</text:p>
          </table:table-cell>
          <table:table-cell office:value-type="float" office:value="170.409">
            <text:p>170.409</text:p>
          </table:table-cell>
          <table:table-cell office:value-type="float" office:value="31.9966">
            <text:p>31.9966</text:p>
          </table:table-cell>
          <table:table-cell office:value-type="float" office:value="5.60056">
            <text:p>5.60056</text:p>
          </table:table-cell>
          <table:table-cell office:value-type="float" office:value="0.8752">
            <text:p>0.875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40.546">
            <text:p>240.546</text:p>
          </table:table-cell>
          <table:table-cell office:value-type="float" office:value="217.281">
            <text:p>217.281</text:p>
          </table:table-cell>
          <table:table-cell office:value-type="float" office:value="65.4896">
            <text:p>65.4896</text:p>
          </table:table-cell>
          <table:table-cell office:value-type="float" office:value="5.99356">
            <text:p>5.99356</text:p>
          </table:table-cell>
          <table:table-cell office:value-type="float" office:value="0.87468">
            <text:p>0.8746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4.744">
            <text:p>264.744</text:p>
          </table:table-cell>
          <table:table-cell office:value-type="float" office:value="234.515">
            <text:p>234.515</text:p>
          </table:table-cell>
          <table:table-cell office:value-type="float" office:value="53.1924">
            <text:p>53.1924</text:p>
          </table:table-cell>
          <table:table-cell office:value-type="float" office:value="6.2594">
            <text:p>6.2594</text:p>
          </table:table-cell>
          <table:table-cell office:value-type="float" office:value="0.94112">
            <text:p>0.9411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81.604">
            <text:p>281.604</text:p>
          </table:table-cell>
          <table:table-cell office:value-type="float" office:value="273.701">
            <text:p>273.701</text:p>
          </table:table-cell>
          <table:table-cell office:value-type="float" office:value="63.6172">
            <text:p>63.6172</text:p>
          </table:table-cell>
          <table:table-cell office:value-type="float" office:value="6.69516">
            <text:p>6.69516</text:p>
          </table:table-cell>
          <table:table-cell office:value-type="float" office:value="0.9808">
            <text:p>0.980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15.333">
            <text:p>315.333</text:p>
          </table:table-cell>
          <table:table-cell office:value-type="float" office:value="278.981">
            <text:p>278.981</text:p>
          </table:table-cell>
          <table:table-cell office:value-type="float" office:value="62.6304">
            <text:p>62.6304</text:p>
          </table:table-cell>
          <table:table-cell office:value-type="float" office:value="6.97952">
            <text:p>6.97952</text:p>
          </table:table-cell>
          <table:table-cell office:value-type="float" office:value="1.01676">
            <text:p>1.01676</text:p>
          </table:table-cell>
        </table:table-row>
      </table:table>
      <table:table table:name="6 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hreadCount</text:p>
          </table:table-cell>
          <table:table-cell office:value-type="string">
            <text:p>TASLock</text:p>
          </table:table-cell>
          <table:table-cell office:value-type="string">
            <text:p>TTASLock</text:p>
          </table:table-cell>
          <table:table-cell office:value-type="string">
            <text:p>BackoffLock</text:p>
          </table:table-cell>
          <table:table-cell office:value-type="string">
            <text:p>AtomicTime</text:p>
          </table:table-cell>
          <table:table-cell office:value-type="string">
            <text:p>LocalVar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8388">
            <text:p>0.88388</text:p>
          </table:table-cell>
          <table:table-cell office:value-type="float" office:value="1.26812">
            <text:p>1.26812</text:p>
          </table:table-cell>
          <table:table-cell office:value-type="float" office:value="1.2794">
            <text:p>1.2794</text:p>
          </table:table-cell>
          <table:table-cell office:value-type="float" office:value="0.4572">
            <text:p>0.4572</text:p>
          </table:table-cell>
          <table:table-cell office:value-type="float" office:value="0.23052">
            <text:p>0.230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26996">
            <text:p>6.26996</text:p>
          </table:table-cell>
          <table:table-cell office:value-type="float" office:value="6.03324">
            <text:p>6.03324</text:p>
          </table:table-cell>
          <table:table-cell office:value-type="float" office:value="2.78164">
            <text:p>2.78164</text:p>
          </table:table-cell>
          <table:table-cell office:value-type="float" office:value="0.90128">
            <text:p>0.90128</text:p>
          </table:table-cell>
          <table:table-cell office:value-type="float" office:value="0.24308">
            <text:p>0.2430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4426">
            <text:p>10.4426</text:p>
          </table:table-cell>
          <table:table-cell office:value-type="float" office:value="12.1457">
            <text:p>12.1457</text:p>
          </table:table-cell>
          <table:table-cell office:value-type="float" office:value="4.51428">
            <text:p>4.51428</text:p>
          </table:table-cell>
          <table:table-cell office:value-type="float" office:value="1.1982">
            <text:p>1.1982</text:p>
          </table:table-cell>
          <table:table-cell office:value-type="float" office:value="0.24756">
            <text:p>0.2475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5519">
            <text:p>14.5519</text:p>
          </table:table-cell>
          <table:table-cell office:value-type="float" office:value="16.0359">
            <text:p>16.0359</text:p>
          </table:table-cell>
          <table:table-cell office:value-type="float" office:value="5.5514">
            <text:p>5.5514</text:p>
          </table:table-cell>
          <table:table-cell office:value-type="float" office:value="1.51184">
            <text:p>1.51184</text:p>
          </table:table-cell>
          <table:table-cell office:value-type="float" office:value="0.30764">
            <text:p>0.307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.4624">
            <text:p>20.4624</text:p>
          </table:table-cell>
          <table:table-cell office:value-type="float" office:value="21.3522">
            <text:p>21.3522</text:p>
          </table:table-cell>
          <table:table-cell office:value-type="float" office:value="7.44464">
            <text:p>7.44464</text:p>
          </table:table-cell>
          <table:table-cell office:value-type="float" office:value="1.751">
            <text:p>1.751</text:p>
          </table:table-cell>
          <table:table-cell office:value-type="float" office:value="0.32552">
            <text:p>0.3255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.3155">
            <text:p>32.3155</text:p>
          </table:table-cell>
          <table:table-cell office:value-type="float" office:value="28.3503">
            <text:p>28.3503</text:p>
          </table:table-cell>
          <table:table-cell office:value-type="float" office:value="9.56508">
            <text:p>9.56508</text:p>
          </table:table-cell>
          <table:table-cell office:value-type="float" office:value="2.09776">
            <text:p>2.09776</text:p>
          </table:table-cell>
          <table:table-cell office:value-type="float" office:value="0.37644">
            <text:p>0.3764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1.2743">
            <text:p>41.2743</text:p>
          </table:table-cell>
          <table:table-cell office:value-type="float" office:value="34.9825">
            <text:p>34.9825</text:p>
          </table:table-cell>
          <table:table-cell office:value-type="float" office:value="11.1988">
            <text:p>11.1988</text:p>
          </table:table-cell>
          <table:table-cell office:value-type="float" office:value="2.5512">
            <text:p>2.5512</text:p>
          </table:table-cell>
          <table:table-cell office:value-type="float" office:value="0.43168">
            <text:p>0.431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.4548">
            <text:p>50.4548</text:p>
          </table:table-cell>
          <table:table-cell office:value-type="float" office:value="47.6143">
            <text:p>47.6143</text:p>
          </table:table-cell>
          <table:table-cell office:value-type="float" office:value="12.1767">
            <text:p>12.1767</text:p>
          </table:table-cell>
          <table:table-cell office:value-type="float" office:value="2.87468">
            <text:p>2.87468</text:p>
          </table:table-cell>
          <table:table-cell office:value-type="float" office:value="0.4354">
            <text:p>0.43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1.6069">
            <text:p>61.6069</text:p>
          </table:table-cell>
          <table:table-cell office:value-type="float" office:value="61.7539">
            <text:p>61.7539</text:p>
          </table:table-cell>
          <table:table-cell office:value-type="float" office:value="12.7655">
            <text:p>12.7655</text:p>
          </table:table-cell>
          <table:table-cell office:value-type="float" office:value="3.11576">
            <text:p>3.11576</text:p>
          </table:table-cell>
          <table:table-cell office:value-type="float" office:value="0.4258">
            <text:p>0.42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2.2819">
            <text:p>72.2819</text:p>
          </table:table-cell>
          <table:table-cell office:value-type="float" office:value="68.231">
            <text:p>68.231</text:p>
          </table:table-cell>
          <table:table-cell office:value-type="float" office:value="16.397">
            <text:p>16.397</text:p>
          </table:table-cell>
          <table:table-cell office:value-type="float" office:value="3.646">
            <text:p>3.646</text:p>
          </table:table-cell>
          <table:table-cell office:value-type="float" office:value="0.45188">
            <text:p>0.4518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9.5919">
            <text:p>89.5919</text:p>
          </table:table-cell>
          <table:table-cell office:value-type="float" office:value="78.3858">
            <text:p>78.3858</text:p>
          </table:table-cell>
          <table:table-cell office:value-type="float" office:value="19.1664">
            <text:p>19.1664</text:p>
          </table:table-cell>
          <table:table-cell office:value-type="float" office:value="3.93684">
            <text:p>3.93684</text:p>
          </table:table-cell>
          <table:table-cell office:value-type="float" office:value="0.50712">
            <text:p>0.507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6.104">
            <text:p>106.104</text:p>
          </table:table-cell>
          <table:table-cell office:value-type="float" office:value="96.7208">
            <text:p>96.7208</text:p>
          </table:table-cell>
          <table:table-cell office:value-type="float" office:value="23.8694">
            <text:p>23.8694</text:p>
          </table:table-cell>
          <table:table-cell office:value-type="float" office:value="4.2234">
            <text:p>4.2234</text:p>
          </table:table-cell>
          <table:table-cell office:value-type="float" office:value="0.52252">
            <text:p>0.5225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7.682">
            <text:p>117.682</text:p>
          </table:table-cell>
          <table:table-cell office:value-type="float" office:value="115.302">
            <text:p>115.302</text:p>
          </table:table-cell>
          <table:table-cell office:value-type="float" office:value="25.4615">
            <text:p>25.4615</text:p>
          </table:table-cell>
          <table:table-cell office:value-type="float" office:value="4.51772">
            <text:p>4.51772</text:p>
          </table:table-cell>
          <table:table-cell office:value-type="float" office:value="0.58672">
            <text:p>0.5867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43.152">
            <text:p>143.152</text:p>
          </table:table-cell>
          <table:table-cell office:value-type="float" office:value="114.944">
            <text:p>114.944</text:p>
          </table:table-cell>
          <table:table-cell office:value-type="float" office:value="32.3022">
            <text:p>32.3022</text:p>
          </table:table-cell>
          <table:table-cell office:value-type="float" office:value="4.7982">
            <text:p>4.7982</text:p>
          </table:table-cell>
          <table:table-cell office:value-type="float" office:value="0.60744">
            <text:p>0.6074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6.348">
            <text:p>156.348</text:p>
          </table:table-cell>
          <table:table-cell office:value-type="float" office:value="144.731">
            <text:p>144.731</text:p>
          </table:table-cell>
          <table:table-cell office:value-type="float" office:value="31.6144">
            <text:p>31.6144</text:p>
          </table:table-cell>
          <table:table-cell office:value-type="float" office:value="5.22912">
            <text:p>5.22912</text:p>
          </table:table-cell>
          <table:table-cell office:value-type="float" office:value="0.7568">
            <text:p>0.756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6.478">
            <text:p>176.478</text:p>
          </table:table-cell>
          <table:table-cell office:value-type="float" office:value="157.458">
            <text:p>157.458</text:p>
          </table:table-cell>
          <table:table-cell office:value-type="float" office:value="41.5505">
            <text:p>41.5505</text:p>
          </table:table-cell>
          <table:table-cell office:value-type="float" office:value="5.51932">
            <text:p>5.51932</text:p>
          </table:table-cell>
          <table:table-cell office:value-type="float" office:value="0.75684">
            <text:p>0.7568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4.171">
            <text:p>204.171</text:p>
          </table:table-cell>
          <table:table-cell office:value-type="float" office:value="185.077">
            <text:p>185.077</text:p>
          </table:table-cell>
          <table:table-cell office:value-type="float" office:value="39.6324">
            <text:p>39.6324</text:p>
          </table:table-cell>
          <table:table-cell office:value-type="float" office:value="5.75088">
            <text:p>5.75088</text:p>
          </table:table-cell>
          <table:table-cell office:value-type="float" office:value="0.79408">
            <text:p>0.7940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12.16">
            <text:p>212.16</text:p>
          </table:table-cell>
          <table:table-cell office:value-type="float" office:value="199.293">
            <text:p>199.293</text:p>
          </table:table-cell>
          <table:table-cell office:value-type="float" office:value="44.5616">
            <text:p>44.5616</text:p>
          </table:table-cell>
          <table:table-cell office:value-type="float" office:value="6.27696">
            <text:p>6.27696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3.987">
            <text:p>243.987</text:p>
          </table:table-cell>
          <table:table-cell office:value-type="float" office:value="221.505">
            <text:p>221.505</text:p>
          </table:table-cell>
          <table:table-cell office:value-type="float" office:value="51.3346">
            <text:p>51.3346</text:p>
          </table:table-cell>
          <table:table-cell office:value-type="float" office:value="6.59708">
            <text:p>6.59708</text:p>
          </table:table-cell>
          <table:table-cell office:value-type="float" office:value="0.84524">
            <text:p>0.845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3.767">
            <text:p>283.767</text:p>
          </table:table-cell>
          <table:table-cell office:value-type="float" office:value="245.443">
            <text:p>245.443</text:p>
          </table:table-cell>
          <table:table-cell office:value-type="float" office:value="51.6352">
            <text:p>51.6352</text:p>
          </table:table-cell>
          <table:table-cell office:value-type="float" office:value="6.95228">
            <text:p>6.95228</text:p>
          </table:table-cell>
          <table:table-cell office:value-type="float" office:value="0.91212">
            <text:p>0.91212</text:p>
          </table:table-cell>
        </table:table-row>
      </table:table>
      <table:table table:name="7 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hreadCount</text:p>
          </table:table-cell>
          <table:table-cell office:value-type="string">
            <text:p>TASLock</text:p>
          </table:table-cell>
          <table:table-cell office:value-type="string">
            <text:p>TTASLock</text:p>
          </table:table-cell>
          <table:table-cell office:value-type="string">
            <text:p>BackoffLock</text:p>
          </table:table-cell>
          <table:table-cell office:value-type="string">
            <text:p>AtomicTime</text:p>
          </table:table-cell>
          <table:table-cell office:value-type="string">
            <text:p>LocalVar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7644">
            <text:p>0.87644</text:p>
          </table:table-cell>
          <table:table-cell office:value-type="float" office:value="1.23736">
            <text:p>1.23736</text:p>
          </table:table-cell>
          <table:table-cell office:value-type="float" office:value="1.30872">
            <text:p>1.30872</text:p>
          </table:table-cell>
          <table:table-cell office:value-type="float" office:value="0.45028">
            <text:p>0.45028</text:p>
          </table:table-cell>
          <table:table-cell office:value-type="float" office:value="0.2238">
            <text:p>0.22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18812">
            <text:p>6.18812</text:p>
          </table:table-cell>
          <table:table-cell office:value-type="float" office:value="5.9052">
            <text:p>5.9052</text:p>
          </table:table-cell>
          <table:table-cell office:value-type="float" office:value="2.93648">
            <text:p>2.93648</text:p>
          </table:table-cell>
          <table:table-cell office:value-type="float" office:value="0.84188">
            <text:p>0.84188</text:p>
          </table:table-cell>
          <table:table-cell office:value-type="float" office:value="0.1946">
            <text:p>0.19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.1727">
            <text:p>10.1727</text:p>
          </table:table-cell>
          <table:table-cell office:value-type="float" office:value="11.2418">
            <text:p>11.2418</text:p>
          </table:table-cell>
          <table:table-cell office:value-type="float" office:value="4.06232">
            <text:p>4.06232</text:p>
          </table:table-cell>
          <table:table-cell office:value-type="float" office:value="1.22044">
            <text:p>1.22044</text:p>
          </table:table-cell>
          <table:table-cell office:value-type="float" office:value="0.16228">
            <text:p>0.1622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.3832">
            <text:p>14.3832</text:p>
          </table:table-cell>
          <table:table-cell office:value-type="float" office:value="21.1272">
            <text:p>21.1272</text:p>
          </table:table-cell>
          <table:table-cell office:value-type="float" office:value="5.94312">
            <text:p>5.94312</text:p>
          </table:table-cell>
          <table:table-cell office:value-type="float" office:value="1.55188">
            <text:p>1.55188</text:p>
          </table:table-cell>
          <table:table-cell office:value-type="float" office:value="0.20896">
            <text:p>0.2089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.4217">
            <text:p>21.4217</text:p>
          </table:table-cell>
          <table:table-cell office:value-type="float" office:value="19.7876">
            <text:p>19.7876</text:p>
          </table:table-cell>
          <table:table-cell office:value-type="float" office:value="7.23804">
            <text:p>7.23804</text:p>
          </table:table-cell>
          <table:table-cell office:value-type="float" office:value="1.9018">
            <text:p>1.9018</text:p>
          </table:table-cell>
          <table:table-cell office:value-type="float" office:value="0.2678">
            <text:p>0.267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.6033">
            <text:p>26.6033</text:p>
          </table:table-cell>
          <table:table-cell office:value-type="float" office:value="23.9374">
            <text:p>23.9374</text:p>
          </table:table-cell>
          <table:table-cell office:value-type="float" office:value="8.47188">
            <text:p>8.47188</text:p>
          </table:table-cell>
          <table:table-cell office:value-type="float" office:value="2.32164">
            <text:p>2.32164</text:p>
          </table:table-cell>
          <table:table-cell office:value-type="float" office:value="0.31532">
            <text:p>0.3153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.7502">
            <text:p>30.7502</text:p>
          </table:table-cell>
          <table:table-cell office:value-type="float" office:value="30.4039">
            <text:p>30.4039</text:p>
          </table:table-cell>
          <table:table-cell office:value-type="float" office:value="10.1207">
            <text:p>10.1207</text:p>
          </table:table-cell>
          <table:table-cell office:value-type="float" office:value="2.565">
            <text:p>2.565</text:p>
          </table:table-cell>
          <table:table-cell office:value-type="float" office:value="0.3684">
            <text:p>0.36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2.8049">
            <text:p>42.8049</text:p>
          </table:table-cell>
          <table:table-cell office:value-type="float" office:value="37.4117">
            <text:p>37.4117</text:p>
          </table:table-cell>
          <table:table-cell office:value-type="float" office:value="11.4331">
            <text:p>11.4331</text:p>
          </table:table-cell>
          <table:table-cell office:value-type="float" office:value="3">
            <text:p>3</text:p>
          </table:table-cell>
          <table:table-cell office:value-type="float" office:value="0.38556">
            <text:p>0.3855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2.3557">
            <text:p>52.3557</text:p>
          </table:table-cell>
          <table:table-cell office:value-type="float" office:value="44.4361">
            <text:p>44.4361</text:p>
          </table:table-cell>
          <table:table-cell office:value-type="float" office:value="12.9741">
            <text:p>12.9741</text:p>
          </table:table-cell>
          <table:table-cell office:value-type="float" office:value="3.35328">
            <text:p>3.35328</text:p>
          </table:table-cell>
          <table:table-cell office:value-type="float" office:value="0.43988">
            <text:p>0.4398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6.235">
            <text:p>66.235</text:p>
          </table:table-cell>
          <table:table-cell office:value-type="float" office:value="53.0698">
            <text:p>53.0698</text:p>
          </table:table-cell>
          <table:table-cell office:value-type="float" office:value="16.0429">
            <text:p>16.0429</text:p>
          </table:table-cell>
          <table:table-cell office:value-type="float" office:value="3.66932">
            <text:p>3.66932</text:p>
          </table:table-cell>
          <table:table-cell office:value-type="float" office:value="0.46136">
            <text:p>0.4613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.8306">
            <text:p>81.8306</text:p>
          </table:table-cell>
          <table:table-cell office:value-type="float" office:value="56.673">
            <text:p>56.673</text:p>
          </table:table-cell>
          <table:table-cell office:value-type="float" office:value="18.1368">
            <text:p>18.1368</text:p>
          </table:table-cell>
          <table:table-cell office:value-type="float" office:value="4.06228">
            <text:p>4.06228</text:p>
          </table:table-cell>
          <table:table-cell office:value-type="float" office:value="0.49028">
            <text:p>0.4902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1.3017">
            <text:p>91.3017</text:p>
          </table:table-cell>
          <table:table-cell office:value-type="float" office:value="65.989">
            <text:p>65.989</text:p>
          </table:table-cell>
          <table:table-cell office:value-type="float" office:value="18.1448">
            <text:p>18.1448</text:p>
          </table:table-cell>
          <table:table-cell office:value-type="float" office:value="4.39656">
            <text:p>4.39656</text:p>
          </table:table-cell>
          <table:table-cell office:value-type="float" office:value="0.56608">
            <text:p>0.5660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13.353">
            <text:p>113.353</text:p>
          </table:table-cell>
          <table:table-cell office:value-type="float" office:value="78.1549">
            <text:p>78.1549</text:p>
          </table:table-cell>
          <table:table-cell office:value-type="float" office:value="20.5557">
            <text:p>20.5557</text:p>
          </table:table-cell>
          <table:table-cell office:value-type="float" office:value="4.38756">
            <text:p>4.38756</text:p>
          </table:table-cell>
          <table:table-cell office:value-type="float" office:value="0.5906">
            <text:p>0.590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8.643">
            <text:p>118.643</text:p>
          </table:table-cell>
          <table:table-cell office:value-type="float" office:value="83.2634">
            <text:p>83.2634</text:p>
          </table:table-cell>
          <table:table-cell office:value-type="float" office:value="25.3986">
            <text:p>25.3986</text:p>
          </table:table-cell>
          <table:table-cell office:value-type="float" office:value="4.67692">
            <text:p>4.67692</text:p>
          </table:table-cell>
          <table:table-cell office:value-type="float" office:value="0.63256">
            <text:p>0.6325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34.584">
            <text:p>134.584</text:p>
          </table:table-cell>
          <table:table-cell office:value-type="float" office:value="88.8505">
            <text:p>88.8505</text:p>
          </table:table-cell>
          <table:table-cell office:value-type="float" office:value="24.9328">
            <text:p>24.9328</text:p>
          </table:table-cell>
          <table:table-cell office:value-type="float" office:value="5.19444">
            <text:p>5.19444</text:p>
          </table:table-cell>
          <table:table-cell office:value-type="float" office:value="0.6708">
            <text:p>0.670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7.752">
            <text:p>147.752</text:p>
          </table:table-cell>
          <table:table-cell office:value-type="float" office:value="102.545">
            <text:p>102.545</text:p>
          </table:table-cell>
          <table:table-cell office:value-type="float" office:value="39.1221">
            <text:p>39.1221</text:p>
          </table:table-cell>
          <table:table-cell office:value-type="float" office:value="5.52628">
            <text:p>5.52628</text:p>
          </table:table-cell>
          <table:table-cell office:value-type="float" office:value="0.73744">
            <text:p>0.737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71.186">
            <text:p>171.186</text:p>
          </table:table-cell>
          <table:table-cell office:value-type="float" office:value="124.946">
            <text:p>124.946</text:p>
          </table:table-cell>
          <table:table-cell office:value-type="float" office:value="33.4149">
            <text:p>33.4149</text:p>
          </table:table-cell>
          <table:table-cell office:value-type="float" office:value="5.73812">
            <text:p>5.73812</text:p>
          </table:table-cell>
          <table:table-cell office:value-type="float" office:value="0.7746">
            <text:p>0.774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2.507">
            <text:p>192.507</text:p>
          </table:table-cell>
          <table:table-cell office:value-type="float" office:value="126.922">
            <text:p>126.922</text:p>
          </table:table-cell>
          <table:table-cell office:value-type="float" office:value="40.1888">
            <text:p>40.1888</text:p>
          </table:table-cell>
          <table:table-cell office:value-type="float" office:value="6.00724">
            <text:p>6.00724</text:p>
          </table:table-cell>
          <table:table-cell office:value-type="float" office:value="0.81872">
            <text:p>0.8187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23.076">
            <text:p>223.076</text:p>
          </table:table-cell>
          <table:table-cell office:value-type="float" office:value="148.141">
            <text:p>148.141</text:p>
          </table:table-cell>
          <table:table-cell office:value-type="float" office:value="47.4671">
            <text:p>47.4671</text:p>
          </table:table-cell>
          <table:table-cell office:value-type="float" office:value="6.34996">
            <text:p>6.34996</text:p>
          </table:table-cell>
          <table:table-cell office:value-type="float" office:value="0.82608">
            <text:p>0.8260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7.935">
            <text:p>237.935</text:p>
          </table:table-cell>
          <table:table-cell office:value-type="float" office:value="156.196">
            <text:p>156.196</text:p>
          </table:table-cell>
          <table:table-cell office:value-type="float" office:value="40.4408">
            <text:p>40.4408</text:p>
          </table:table-cell>
          <table:table-cell office:value-type="float" office:value="6.60588">
            <text:p>6.60588</text:p>
          </table:table-cell>
          <table:table-cell office:value-type="float" office:value="0.9026">
            <text:p>0.9026</text:p>
          </table:table-cell>
        </table:table-row>
      </table:table>
      <table:table table:name="8 Co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ThreadCount</text:p>
          </table:table-cell>
          <table:table-cell office:value-type="string">
            <text:p>TASLock</text:p>
          </table:table-cell>
          <table:table-cell office:value-type="string">
            <text:p>TTASLock</text:p>
          </table:table-cell>
          <table:table-cell office:value-type="string">
            <text:p>BackoffLock</text:p>
          </table:table-cell>
          <table:table-cell office:value-type="string">
            <text:p>AtomicTime</text:p>
          </table:table-cell>
          <table:table-cell office:value-type="string">
            <text:p>LocalVarTi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9664">
            <text:p>0.89664</text:p>
          </table:table-cell>
          <table:table-cell office:value-type="float" office:value="1.2756">
            <text:p>1.2756</text:p>
          </table:table-cell>
          <table:table-cell office:value-type="float" office:value="1.30896">
            <text:p>1.30896</text:p>
          </table:table-cell>
          <table:table-cell office:value-type="float" office:value="0.43832">
            <text:p>0.43832</text:p>
          </table:table-cell>
          <table:table-cell office:value-type="float" office:value="0.17564">
            <text:p>0.175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.64604">
            <text:p>6.64604</text:p>
          </table:table-cell>
          <table:table-cell office:value-type="float" office:value="5.7492">
            <text:p>5.7492</text:p>
          </table:table-cell>
          <table:table-cell office:value-type="float" office:value="2.5386">
            <text:p>2.5386</text:p>
          </table:table-cell>
          <table:table-cell office:value-type="float" office:value="0.94464">
            <text:p>0.94464</text:p>
          </table:table-cell>
          <table:table-cell office:value-type="float" office:value="0.18616">
            <text:p>0.186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99156">
            <text:p>9.99156</text:p>
          </table:table-cell>
          <table:table-cell office:value-type="float" office:value="9.69548">
            <text:p>9.69548</text:p>
          </table:table-cell>
          <table:table-cell office:value-type="float" office:value="4.20584">
            <text:p>4.20584</text:p>
          </table:table-cell>
          <table:table-cell office:value-type="float" office:value="1.20612">
            <text:p>1.20612</text:p>
          </table:table-cell>
          <table:table-cell office:value-type="float" office:value="0.2966">
            <text:p>0.29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3.9868">
            <text:p>13.9868</text:p>
          </table:table-cell>
          <table:table-cell office:value-type="float" office:value="15.8192">
            <text:p>15.8192</text:p>
          </table:table-cell>
          <table:table-cell office:value-type="float" office:value="5.70612">
            <text:p>5.70612</text:p>
          </table:table-cell>
          <table:table-cell office:value-type="float" office:value="1.49036">
            <text:p>1.49036</text:p>
          </table:table-cell>
          <table:table-cell office:value-type="float" office:value="0.23772">
            <text:p>0.237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.4956">
            <text:p>20.4956</text:p>
          </table:table-cell>
          <table:table-cell office:value-type="float" office:value="19.6303">
            <text:p>19.6303</text:p>
          </table:table-cell>
          <table:table-cell office:value-type="float" office:value="7.30876">
            <text:p>7.30876</text:p>
          </table:table-cell>
          <table:table-cell office:value-type="float" office:value="1.81372">
            <text:p>1.81372</text:p>
          </table:table-cell>
          <table:table-cell office:value-type="float" office:value="0.23336">
            <text:p>0.2333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.1271">
            <text:p>26.1271</text:p>
          </table:table-cell>
          <table:table-cell office:value-type="float" office:value="24.2022">
            <text:p>24.2022</text:p>
          </table:table-cell>
          <table:table-cell office:value-type="float" office:value="8.48248">
            <text:p>8.48248</text:p>
          </table:table-cell>
          <table:table-cell office:value-type="float" office:value="2.23672">
            <text:p>2.23672</text:p>
          </table:table-cell>
          <table:table-cell office:value-type="float" office:value="0.30328">
            <text:p>0.303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0.2667">
            <text:p>30.2667</text:p>
          </table:table-cell>
          <table:table-cell office:value-type="float" office:value="29.8216">
            <text:p>29.8216</text:p>
          </table:table-cell>
          <table:table-cell office:value-type="float" office:value="10.1925">
            <text:p>10.1925</text:p>
          </table:table-cell>
          <table:table-cell office:value-type="float" office:value="2.64088">
            <text:p>2.64088</text:p>
          </table:table-cell>
          <table:table-cell office:value-type="float" office:value="0.38812">
            <text:p>0.388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8.432">
            <text:p>48.432</text:p>
          </table:table-cell>
          <table:table-cell office:value-type="float" office:value="34.2487">
            <text:p>34.2487</text:p>
          </table:table-cell>
          <table:table-cell office:value-type="float" office:value="11.8129">
            <text:p>11.8129</text:p>
          </table:table-cell>
          <table:table-cell office:value-type="float" office:value="2.91024">
            <text:p>2.91024</text:p>
          </table:table-cell>
          <table:table-cell office:value-type="float" office:value="0.4064">
            <text:p>0.40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4.8938">
            <text:p>64.8938</text:p>
          </table:table-cell>
          <table:table-cell office:value-type="float" office:value="41.7045">
            <text:p>41.7045</text:p>
          </table:table-cell>
          <table:table-cell office:value-type="float" office:value="13.4768">
            <text:p>13.4768</text:p>
          </table:table-cell>
          <table:table-cell office:value-type="float" office:value="3.16152">
            <text:p>3.16152</text:p>
          </table:table-cell>
          <table:table-cell office:value-type="float" office:value="0.43196">
            <text:p>0.431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.6612">
            <text:p>75.6612</text:p>
          </table:table-cell>
          <table:table-cell office:value-type="float" office:value="49.9123">
            <text:p>49.9123</text:p>
          </table:table-cell>
          <table:table-cell office:value-type="float" office:value="14.9739">
            <text:p>14.9739</text:p>
          </table:table-cell>
          <table:table-cell office:value-type="float" office:value="3.58424">
            <text:p>3.58424</text:p>
          </table:table-cell>
          <table:table-cell office:value-type="float" office:value="0.46996">
            <text:p>0.4699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2.7401">
            <text:p>82.7401</text:p>
          </table:table-cell>
          <table:table-cell office:value-type="float" office:value="58.2103">
            <text:p>58.2103</text:p>
          </table:table-cell>
          <table:table-cell office:value-type="float" office:value="18.2416">
            <text:p>18.2416</text:p>
          </table:table-cell>
          <table:table-cell office:value-type="float" office:value="3.909">
            <text:p>3.909</text:p>
          </table:table-cell>
          <table:table-cell office:value-type="float" office:value="0.5204">
            <text:p>0.52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4.349">
            <text:p>104.349</text:p>
          </table:table-cell>
          <table:table-cell office:value-type="float" office:value="65.8292">
            <text:p>65.8292</text:p>
          </table:table-cell>
          <table:table-cell office:value-type="float" office:value="20.4728">
            <text:p>20.4728</text:p>
          </table:table-cell>
          <table:table-cell office:value-type="float" office:value="4.266">
            <text:p>4.266</text:p>
          </table:table-cell>
          <table:table-cell office:value-type="float" office:value="0.59804">
            <text:p>0.5980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22.197">
            <text:p>122.197</text:p>
          </table:table-cell>
          <table:table-cell office:value-type="float" office:value="75.5602">
            <text:p>75.5602</text:p>
          </table:table-cell>
          <table:table-cell office:value-type="float" office:value="23.4004">
            <text:p>23.4004</text:p>
          </table:table-cell>
          <table:table-cell office:value-type="float" office:value="4.58336">
            <text:p>4.58336</text:p>
          </table:table-cell>
          <table:table-cell office:value-type="float" office:value="0.61308">
            <text:p>0.613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7.64">
            <text:p>137.64</text:p>
          </table:table-cell>
          <table:table-cell office:value-type="float" office:value="81.3108">
            <text:p>81.3108</text:p>
          </table:table-cell>
          <table:table-cell office:value-type="float" office:value="23.5198">
            <text:p>23.5198</text:p>
          </table:table-cell>
          <table:table-cell office:value-type="float" office:value="4.96616">
            <text:p>4.96616</text:p>
          </table:table-cell>
          <table:table-cell office:value-type="float" office:value="0.65752">
            <text:p>0.657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7.346">
            <text:p>157.346</text:p>
          </table:table-cell>
          <table:table-cell office:value-type="float" office:value="92.9948">
            <text:p>92.9948</text:p>
          </table:table-cell>
          <table:table-cell office:value-type="float" office:value="24.3492">
            <text:p>24.3492</text:p>
          </table:table-cell>
          <table:table-cell office:value-type="float" office:value="5.32476">
            <text:p>5.32476</text:p>
          </table:table-cell>
          <table:table-cell office:value-type="float" office:value="0.66532">
            <text:p>0.665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5.406">
            <text:p>165.406</text:p>
          </table:table-cell>
          <table:table-cell office:value-type="float" office:value="102.851">
            <text:p>102.851</text:p>
          </table:table-cell>
          <table:table-cell office:value-type="float" office:value="32.7605">
            <text:p>32.7605</text:p>
          </table:table-cell>
          <table:table-cell office:value-type="float" office:value="5.678">
            <text:p>5.678</text:p>
          </table:table-cell>
          <table:table-cell office:value-type="float" office:value="0.71568">
            <text:p>0.7156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1.803">
            <text:p>201.803</text:p>
          </table:table-cell>
          <table:table-cell office:value-type="float" office:value="107.414">
            <text:p>107.414</text:p>
          </table:table-cell>
          <table:table-cell office:value-type="float" office:value="33.2248">
            <text:p>33.2248</text:p>
          </table:table-cell>
          <table:table-cell office:value-type="float" office:value="5.8304">
            <text:p>5.8304</text:p>
          </table:table-cell>
          <table:table-cell office:value-type="float" office:value="0.78816">
            <text:p>0.7881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20.348">
            <text:p>220.348</text:p>
          </table:table-cell>
          <table:table-cell office:value-type="float" office:value="117.273">
            <text:p>117.273</text:p>
          </table:table-cell>
          <table:table-cell office:value-type="float" office:value="34.1585">
            <text:p>34.1585</text:p>
          </table:table-cell>
          <table:table-cell office:value-type="float" office:value="6.25368">
            <text:p>6.25368</text:p>
          </table:table-cell>
          <table:table-cell office:value-type="float" office:value="0.8086">
            <text:p>0.80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48.396">
            <text:p>248.396</text:p>
          </table:table-cell>
          <table:table-cell office:value-type="float" office:value="127.093">
            <text:p>127.093</text:p>
          </table:table-cell>
          <table:table-cell office:value-type="float" office:value="38.7407">
            <text:p>38.7407</text:p>
          </table:table-cell>
          <table:table-cell office:value-type="float" office:value="6.60568">
            <text:p>6.60568</text:p>
          </table:table-cell>
          <table:table-cell office:value-type="float" office:value="0.82116">
            <text:p>0.8211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69.207">
            <text:p>269.207</text:p>
          </table:table-cell>
          <table:table-cell office:value-type="float" office:value="139.069">
            <text:p>139.069</text:p>
          </table:table-cell>
          <table:table-cell office:value-type="float" office:value="37.3084">
            <text:p>37.3084</text:p>
          </table:table-cell>
          <table:table-cell office:value-type="float" office:value="6.93008">
            <text:p>6.93008</text:p>
          </table:table-cell>
          <table:table-cell office:value-type="float" office:value="0.88272">
            <text:p>0.88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3-11T13:12:27</dc:date>
    <dc:creator>Kanika </dc:creator>
    <meta:editing-duration>P0D</meta:editing-duration>
    <meta:editing-cycles>2</meta:editing-cycles>
    <meta:document-statistic meta:table-count="8" meta:cell-count="1008" meta:object-count="0"/>
  </office:meta>
</office:document-meta>
</file>